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6a5f" officeooo:paragraph-rsid="000c6a5f"/>
    </style:style>
    <style:style style:name="P2" style:family="paragraph" style:parent-style-name="Standard">
      <style:text-properties style:font-name="Arial" fo:font-size="16pt" officeooo:rsid="000c6a5f" officeooo:paragraph-rsid="000c6a5f" style:font-size-asian="16pt" style:font-size-complex="16pt"/>
    </style:style>
    <style:style style:name="P3" style:family="paragraph" style:parent-style-name="Standard">
      <style:text-properties style:font-name="Arial" fo:font-size="16pt" officeooo:rsid="000c6a5f" officeooo:paragraph-rsid="000c6a5f" style:font-size-asian="16pt" style:font-size-complex="16pt"/>
    </style:style>
    <style:style style:name="T1" style:family="text">
      <style:text-properties officeooo:rsid="000d8e03"/>
    </style:style>
    <style:style style:name="T2" style:family="text">
      <style:text-properties officeooo:rsid="000fb9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_1825111538"/>RF01- O sistema deve manter <text:span text:style-name="T2">(Inserir, Alterar, Excluir)</text:span> os funcionários por meio de um formulário de cadastro. <text:span text:style-name="T2">UC01</text:span></text:p>
      <text:p text:style-name="P2"/>
      <text:p text:style-name="P2">RF02- O sistema deve manter os eventos por meio de um formulário, onde será possível iniciar o evento e registrar suas devidas ocorrências e por fim, concluir o evento. <text:span text:style-name="T2">Os eventos serão</text:span> listados em uma <text:span text:style-name="T2">tabela</text:span> detalhada. UC02</text:p>
      <text:p text:style-name="P2"/>
      <text:p text:style-name="P2">RF03- O sistema deve manter <text:span text:style-name="T2">(Inserir, Alterar, Excluir)</text:span> os veículos cadastrados por meio de um formulário. UC03</text:p>
      <text:p text:style-name="P2"/>
      <text:p text:style-name="P1"/>
      <text:p text:style-name="P1"><text:s/><text:bookmark-end text:name="__DdeLink__3_18251115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38:10.157044412</meta:creation-date>
    <dc:date>2019-09-20T16:51:33.497451838</dc:date>
    <meta:editing-duration>PT30M41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73" meta:character-count="451" meta:non-whitespace-character-count="380"/>
  </office:meta>
</office:document-meta>
</file>